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bcd65" officeooo:paragraph-rsid="001bcd65"/>
    </style:style>
    <style:style style:name="P2" style:family="paragraph" style:parent-style-name="Standard">
      <style:paragraph-properties fo:text-align="center" style:justify-single-word="false"/>
      <style:text-properties officeooo:rsid="001bcd65" officeooo:paragraph-rsid="001bcd65"/>
    </style:style>
    <style:style style:name="P3" style:family="paragraph" style:parent-style-name="Standard">
      <style:paragraph-properties fo:text-align="start" style:justify-single-word="false"/>
      <style:text-properties officeooo:rsid="001bcd65" officeooo:paragraph-rsid="001bcd65"/>
    </style:style>
    <style:style style:name="P4" style:family="paragraph" style:parent-style-name="Standard">
      <style:paragraph-properties fo:text-align="start" style:justify-single-word="false"/>
      <style:text-properties fo:font-size="18pt" fo:font-weight="bold" officeooo:rsid="001bcd65" officeooo:paragraph-rsid="001bcd65"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1bcd65" officeooo:paragraph-rsid="001bcd65" style:font-size-asian="15.75pt" style:font-weight-asian="bold" style:font-size-complex="18pt" style:font-weight-complex="bold"/>
    </style:style>
    <style:style style:name="P6" style:family="paragraph" style:parent-style-name="Standard">
      <style:paragraph-properties fo:text-align="start" style:justify-single-word="false"/>
      <style:text-properties fo:font-size="18pt" officeooo:rsid="001bcd65" officeooo:paragraph-rsid="001bcd65" style:font-size-asian="15.75pt" style:font-size-complex="18pt"/>
    </style:style>
    <style:style style:name="P7" style:family="paragraph" style:parent-style-name="Standard">
      <style:paragraph-properties fo:text-align="start" style:justify-single-word="false"/>
      <style:text-properties fo:font-size="12pt" officeooo:rsid="001bcd65" officeooo:paragraph-rsid="001bcd65" style:font-size-asian="10.5pt" style:font-size-complex="12pt"/>
    </style:style>
    <style:style style:name="P8" style:family="paragraph" style:parent-style-name="Standard">
      <style:paragraph-properties fo:text-align="start" style:justify-single-word="false"/>
      <style:text-properties fo:font-size="16pt" fo:font-weight="bold" officeooo:rsid="001bcd65" officeooo:paragraph-rsid="001bcd65"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28pt" fo:font-weight="bold" officeooo:rsid="001bcd65" officeooo:paragraph-rsid="001bcd65" style:font-size-asian="28pt" style:font-weight-asian="bold" style:font-size-complex="28pt" style:font-weight-complex="bold"/>
    </style:style>
    <style:style style:name="P10" style:family="paragraph" style:parent-style-name="Standard">
      <style:paragraph-properties fo:text-align="start" style:justify-single-word="false"/>
      <style:text-properties fo:font-size="18pt" fo:font-weight="bold" officeooo:rsid="001bcd65" officeooo:paragraph-rsid="001bcd65"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fo:font-weight="bold" officeooo:rsid="001d85ff" officeooo:paragraph-rsid="001d85ff" style:font-size-asian="18pt" style:font-weight-asian="bold" style:font-size-complex="18pt" style:font-weight-complex="bold"/>
    </style:style>
    <style:style style:name="P12" style:family="paragraph" style:parent-style-name="Standard">
      <style:paragraph-properties fo:text-align="start" style:justify-single-word="false"/>
      <style:text-properties officeooo:paragraph-rsid="001d85ff"/>
    </style:style>
    <style:style style:name="P13" style:family="paragraph" style:parent-style-name="Standard">
      <style:paragraph-properties fo:text-align="start" style:justify-single-word="false"/>
      <style:text-properties officeooo:rsid="001bcd65" officeooo:paragraph-rsid="001bcd65"/>
    </style:style>
    <style:style style:name="P14" style:family="paragraph" style:parent-style-name="Standard">
      <style:paragraph-properties fo:text-align="start" style:justify-single-word="false"/>
      <style:text-properties officeooo:rsid="001d85ff" officeooo:paragraph-rsid="001bcd65"/>
    </style:style>
    <style:style style:name="P15" style:family="paragraph" style:parent-style-name="Standard">
      <style:paragraph-properties fo:text-align="start" style:justify-single-word="false"/>
      <style:text-properties officeooo:rsid="001d85ff" officeooo:paragraph-rsid="001d85ff"/>
    </style:style>
    <style:style style:name="T1" style:family="text">
      <style:text-properties officeooo:rsid="001d85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TP5</text:p>
      <text:p text:style-name="P2">Annuaire en MVC</text:p>
      <text:p text:style-name="P2"/>
      <text:p text:style-name="P4">Contexte </text:p>
      <text:p text:style-name="P3"/>
      <text:p text:style-name="P3">Cette annuaire permet l’ajout d’employée, de leurs donnée des droits (pour gérée les employées) mais aussi leurs catégories. Mais aussi une barre de recherche selon par catégorie ou bien par ville. Il est possible (pour l’adminstrateur) de supprimer et de modifier un employée et catégorie.</text:p>
      <text:p text:style-name="P3"/>
      <text:p text:style-name="P4">Framework utilisé</text:p>
      <text:p text:style-name="P3"/>
      <text:p text:style-name="P3">- Bootstrap</text:p>
      <text:p text:style-name="P14"/>
      <text:p text:style-name="P11">FICHIER BASE DE DONNÉE</text:p>
      <text:p text:style-name="P11"/>
      <text:p text:style-name="P15">bdd.sql</text:p>
      <text:p text:style-name="P12"><text:span text:style-name="T1">Test un utilisateur : </text:span>test@test.com<text:span text:style-name="T1"> | 123456</text:span></text:p>
      <text:p text:style-name="P15">Tester un super-administrateur : <text:a xlink:type="simple" xlink:href="mailto:emma.tony.georges@gmail.com" text:style-name="Internet_20_link" text:visited-style-name="Visited_20_Internet_20_Link">emma.tony.georges@gmail.com</text:a> | 123456</text:p>
      <text:p text:style-name="P3"/>
      <text:p text:style-name="P9">FONCTIONNALITÉ QUI A ÉTAIT MISE EN PLACE </text:p>
      <text:p text:style-name="P6"/>
      <text:p text:style-name="P5">Mise en place de la gestion utilisateurs</text:p>
      <text:p text:style-name="P6"/>
      <text:p text:style-name="P7">Dés lors qu’on crée un utilisateur, il est possible de lui attribuer des droits, ces droits sont :</text:p>
      <text:p text:style-name="P7">- 0 : utilisateur : droit de lecture</text:p>
      <text:p text:style-name="P7">- 1 : adminstrateur : droit de lecture, suppression &amp; modification</text:p>
      <text:p text:style-name="P7">- 2 : super-administrateur : droit de lecture, suppresion, modification &amp; reset la base de donnée.</text:p>
      <text:p text:style-name="P7"/>
      <text:p text:style-name="P7">Pour cela, j’ai ajouté dans ma table employée une colonne droit qui vérifie cela. Il me suffit ensuite dans le code PHP de vérifier le droit et de donner leurs droits d’accès.</text:p>
      <text:p text:style-name="P7"/>
      <text:p text:style-name="P7">Précision : Si un utilisateur tends d’accéder à une page qui n’a pas le droit d’accéder, un message d’erreur lui sera envoyer.</text:p>
      <text:p text:style-name="P4"/>
      <text:p text:style-name="P4">Mise en place de la gestion catégorie</text:p>
      <text:p text:style-name="P7"/>
      <text:p text:style-name="P7">Seul les administrateur &amp; Super-Administrateur peuvent accéder à cette fonctionnalité. J’ai crée une table « Catégorie » qui permet de stocker les différents catégorie et ajouter à la table « Employée » l’idcat qui est une clé étrangère.</text:p>
      <text:p text:style-name="P7"/>
      <text:p text:style-name="P7">Un employée n’appartient qu’une seule catégorie mais une catégorie peuvent contenir plusieurs employée.</text:p>
      <text:p text:style-name="P7"><text:soft-page-break/></text:p>
      <text:p text:style-name="P7">Tout comme la gestion d’utilisateurs, un utilisateur aura un message d’erreur s’il tends d’accéder à la page gestion catégorie.</text:p>
      <text:p text:style-name="P3"/>
      <text:p text:style-name="P3"/>
      <text:p text:style-name="P3"/>
      <text:p text:style-name="P3"/>
      <text:p text:style-name="P8">Mise en place de l’impression</text:p>
      <text:p text:style-name="P3"/>
      <text:p text:style-name="P3">La page impression récupère les informations concernant les employées et lorsqu’on clique sur le bouton « imprimer » une demande d’impression pop.</text:p>
      <text:p text:style-name="P3"/>
      <text:p text:style-name="P4">Format CSV/JSON</text:p>
      <text:p text:style-name="P4"/>
      <text:p text:style-name="P3">Je n’ai réussite à mettre en place le format CSV car je n’arrivais a donner les droits a LAMPP d’accéder à mes fichiers car mon pc physique le bloquer.</text:p>
      <text:p text:style-name="P3"/>
      <text:p text:style-name="P3">Pour le format json, j’ai utiliser la fonction « json_encode » de php pour convertir mes informations en format js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cd65" officeooo:paragraph-rsid="001bcd6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MMA TONY GEORGES BTS SIO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09:08:33.967322873</meta:creation-date>
    <dc:date>2018-10-08T10:20:56.929039041</dc:date>
    <meta:editing-duration>PT14M29S</meta:editing-duration>
    <meta:editing-cycles>3</meta:editing-cycles>
    <meta:generator>LibreOffice/5.1.6.2$Linux_X86_64 LibreOffice_project/10m0$Build-2</meta:generator>
    <meta:document-statistic meta:table-count="0" meta:image-count="0" meta:object-count="0" meta:page-count="2" meta:paragraph-count="28" meta:word-count="357" meta:character-count="2169" meta:non-whitespace-character-count="1838"/>
  </office:meta>
</office:document-meta>
</file>